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monospace"/>
    <style:font-face style:name="OpenSans" svg:font-family="OpenSans, Arial, Helvetica, sans-serif"/>
    <style:font-face style:name="urw-din" svg:font-family="urw-din,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c361" officeooo:paragraph-rsid="0000c361" style:font-weight-asian="bold" style:font-weight-complex="bold"/>
    </style:style>
    <style:style style:name="P2" style:family="paragraph" style:parent-style-name="Text_20_body">
      <style:text-properties fo:font-variant="normal" fo:text-transform="none" fo:color="#273239" loext:opacity="100%" style:font-name="Liberation Serif" fo:font-size="12.75pt" fo:letter-spacing="normal" fo:font-style="normal" fo:font-weight="normal" officeooo:rsid="0000c361" officeooo:paragraph-rsid="0000c361"/>
    </style:style>
    <style:style style:name="P3" style:family="paragraph" style:parent-style-name="Text_20_body">
      <style:text-properties fo:font-variant="normal" fo:text-transform="none" fo:color="#273239" loext:opacity="100%" style:font-name="Liberation Serif" fo:font-size="12.75pt" fo:letter-spacing="normal" fo:font-style="normal" fo:font-weight="normal" officeooo:rsid="0000c361" officeooo:paragraph-rsid="00064d2a"/>
    </style:style>
    <style:style style:name="P4" style:family="paragraph" style:parent-style-name="Text_20_body">
      <style:text-properties fo:font-variant="normal" fo:text-transform="none" fo:color="#273239" loext:opacity="100%" style:font-name="Liberation Serif" fo:font-size="12.75pt" fo:letter-spacing="normal" fo:font-style="normal" fo:font-weight="normal" officeooo:rsid="0000c361" officeooo:paragraph-rsid="000ace73"/>
    </style:style>
    <style:style style:name="P5" style:family="paragraph" style:parent-style-name="Text_20_body">
      <style:text-properties fo:font-variant="normal" fo:text-transform="none" fo:color="#273239" loext:opacity="100%" style:font-name="Liberation Serif" fo:font-size="12.75pt" fo:letter-spacing="normal" fo:font-style="normal" fo:font-weight="normal" officeooo:rsid="0000c361" officeooo:paragraph-rsid="000b917b"/>
    </style:style>
    <style:style style:name="P6" style:family="paragraph" style:parent-style-name="Text_20_body">
      <style:text-properties fo:font-variant="normal" fo:text-transform="none" fo:color="#273239" loext:opacity="100%" style:font-name="Liberation Serif" fo:font-size="12.75pt" fo:letter-spacing="normal" fo:font-style="normal" fo:font-weight="normal" officeooo:rsid="0000c361" officeooo:paragraph-rsid="000cba1a"/>
    </style:style>
    <style:style style:name="P7" style:family="paragraph" style:parent-style-name="Text_20_body">
      <style:text-properties fo:font-variant="normal" fo:text-transform="none" fo:color="#273239" loext:opacity="100%" style:font-name="Liberation Serif" fo:font-size="12.75pt" fo:letter-spacing="normal" fo:font-style="normal" fo:font-weight="normal" officeooo:rsid="00109d7e" officeooo:paragraph-rsid="00109d7e"/>
    </style:style>
    <style:style style:name="P8" style:family="paragraph" style:parent-style-name="Text_20_body">
      <style:text-properties fo:font-variant="normal" fo:text-transform="none" fo:color="#273239" loext:opacity="100%" style:font-name="urw-din" fo:font-size="12.75pt" fo:letter-spacing="normal" fo:font-style="normal" fo:font-weight="normal" officeooo:rsid="0000c361" officeooo:paragraph-rsid="000ea122"/>
    </style:style>
    <style:style style:name="P9" style:family="paragraph" style:parent-style-name="Text_20_body">
      <style:text-properties officeooo:paragraph-rsid="00064d2a"/>
    </style:style>
    <style:style style:name="P10"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T1" style:family="text">
      <style:text-properties fo:font-variant="normal" fo:text-transform="none" fo:color="#273239" loext:opacity="100%" style:font-name="urw-din" fo:font-size="12.75pt" fo:letter-spacing="normal" fo:font-style="normal" fo:font-weight="normal"/>
    </style:style>
    <style:style style:name="T2" style:family="text">
      <style:text-properties fo:font-variant="normal" fo:text-transform="none" fo:color="#273239" loext:opacity="100%" style:font-name="urw-din" fo:font-size="12.75pt" fo:letter-spacing="normal" fo:font-style="normal" fo:font-weight="normal" officeooo:rsid="00064d2a"/>
    </style:style>
    <style:style style:name="T3" style:family="text">
      <style:text-properties style:font-name="OpenSans" fo:font-size="10.5pt" fo:font-weight="bold" loext:padding="0cm" loext:border="none"/>
    </style:style>
    <style:style style:name="T4" style:family="text">
      <style:text-properties fo:color="#576871" loext:opacity="100%" style:font-name="OpenSans" fo:font-size="10.5pt"/>
    </style:style>
    <style:style style:name="T5" style:family="text">
      <style:text-properties style:font-name="urw-din"/>
    </style:style>
    <style:style style:name="T6" style:family="text">
      <style:text-properties style:font-name="urw-din" officeooo:rsid="00064d2a"/>
    </style:style>
    <style:style style:name="T7" style:family="text">
      <style:text-properties style:font-name="urw-din" officeooo:rsid="000ace73"/>
    </style:style>
    <style:style style:name="T8" style:family="text">
      <style:text-properties style:font-name="urw-din" officeooo:rsid="000b917b"/>
    </style:style>
    <style:style style:name="T9" style:family="text">
      <style:text-properties style:font-name="urw-din" officeooo:rsid="000cba1a"/>
    </style:style>
    <style:style style:name="T10" style:family="text">
      <style:text-properties officeooo:rsid="00064d2a"/>
    </style:style>
    <style:style style:name="T11" style:family="text">
      <style:text-properties officeooo:rsid="0007e836"/>
    </style:style>
    <style:style style:name="T12" style:family="text">
      <style:text-properties officeooo:rsid="0008e626"/>
    </style:style>
    <style:style style:name="T13" style:family="text">
      <style:text-properties officeooo:rsid="000b917b"/>
    </style:style>
    <style:style style:name="T14" style:family="text">
      <style:text-properties style:text-line-through-style="solid" style:text-line-through-type="single" style:font-name="urw-din"/>
    </style:style>
    <style:style style:name="T15" style:family="text">
      <style:text-properties officeooo:rsid="000d308f"/>
    </style:style>
    <style:style style:name="T16" style:family="text">
      <style:text-properties officeooo:rsid="000ea1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d Median and Mode using Counting Sort:</text:p>
      <text:p text:style-name="P3"><text:span text:style-name="Strong_20_Emphasis"><text:span text:style-name="T3">Note</text:span></text:span><text:span text:style-name="T4">: </text:span></text:p>
      <text:p text:style-name="P3"><text:span text:style-name="T4">The median of a list of numbers can be found by first sorting the numbers ascending. If there is an odd number of values, the middle one is picked. If there is an even number of values, the median is then defined to be the average of the two middle values.</text:span> </text:p>
      <text:p text:style-name="P2"><text:span text:style-name="T10">The m</text:span>ode <text:span text:style-name="T10">is the m</text:span>ost frequent element in array.</text:p>
      <text:p text:style-name="P2">Time taken to find median of an unsorted array takes O(nlog2n) time as we have to first sort the array </text:p>
      <text:p text:style-name="P2">and then find the middle element. </text:p>
      <text:p text:style-name="P2">However, by using counting sort one can find the median of an unsorted array in O(n) time given counting </text:p>
      <text:p text:style-name="P2">sort is feasible i.e. k &lt; n where k = the range of values and n is the size of the array.</text:p>
      <text:p text:style-name="P7">Steps:</text:p>
      <text:p text:style-name="P2"><text:span text:style-name="T5">Input = [1, 4, 1, 2, 7, 1, 2, 5, 3, 6]</text:span> </text:p>
      <text:p text:style-name="P4"><text:span text:style-name="T5">1. Auxiliary(</text:span><text:span text:style-name="T6">freq/count</text:span><text:span text:style-name="T5">) array before summing its previous counts, c[]:</text:span><text:line-break/><text:span text:style-name="T5">Index: 0 1 2 3 4 5 6 7 8 9 10</text:span><text:line-break/><text:span text:style-name="T5">count: 0 3 2 1 1 1 1 1 0 0 0</text:span></text:p>
      <text:p text:style-name="P9"><text:span text:style-name="T1">2. Mode = index with maximum value of </text:span><text:span text:style-name="T2">freq/count</text:span><text:span text:style-name="T1">.</text:span><text:line-break/><text:span text:style-name="T1">Mode = 1(for above example)</text:span> <text:s/><text:span text:style-name="T11">as 1 occurs 5 times which is the maximum.</text:span></text:p>
      <text:p text:style-name="P3"><text:span text:style-name="T5">3. count array is modified similarly as it is done while performing count sort.</text:span><text:line-break/><text:span text:style-name="T5">Index: 0 <text:s/>1 <text:s/>2 <text:s/>3 <text:s/>4 <text:s/>5 <text:s/>6 <text:s/>7 <text:s/>8 <text:s text:c="2"/>9 <text:s text:c="2"/>10</text:span><text:line-break/><text:span text:style-name="T5">count: </text:span><text:span text:style-name="T8">0</text:span><text:span text:style-name="T5"> <text:s/>0 <text:s/>3 <text:s/>5 <text:s/>6 <text:s/>7 <text:s/>8 <text:s/>9 <text:s/>10 10 10 </text:span><text:span text:style-name="T14">10</text:span></text:p>
      <text:p text:style-name="P4"><text:span text:style-name="T5">4. output array is calculated normally as in count sort, b[]:</text:span></text:p>
      <text:p text:style-name="P5"><text:span text:style-name="T7">arr[i]:<text:tab/><text:tab/></text:span><text:span text:style-name="T8">{</text:span><text:span text:style-name="T7">1, 4, 1, 2, 7, 1, 2, 5, 3, 6}</text:span></text:p>
      <text:p text:style-name="P6"><text:span text:style-name="T8">Idx[arr[i]]: <text:tab/>{0, 6, 0, 3, 9, 0, 3, 7, 5, 8}</text:span></text:p>
      <text:p text:style-name="P6"><text:span text:style-name="T9">index i:<text:tab/> 0 <text:s/>1 <text:s/>2 <text:s/>3 <text:s/>4 <text:s/>5 <text:s/>6 <text:s/>7 <text:s/>8 <text:s/>9</text:span><text:line-break/><text:span text:style-name="T13">res</text:span><text:span text:style-name="T5">[</text:span><text:span text:style-name="T8">i</text:span><text:span text:style-name="T5">]:<text:tab/><text:tab/>{1, 1, 1, 2, 2, 3, 4, 5, 6, 7}</text:span></text:p>
      <text:p text:style-name="P8">5. If size of array <text:span text:style-name="T15">res</text:span>[] is odd, Median = <text:span text:style-name="T15">res</text:span>[n/2]<text:line-break/>Else Median = (<text:span text:style-name="T15">res</text:span>[(n-1)/2] + <text:span text:style-name="T15">res[</text:span>n/2] <text:span text:style-name="T16">+ 0.0</text:span>)/2</text:p>
      <text:p text:style-name="P8">// <text:span text:style-name="T16">0.0 added to make datatype double/float</text:span></text:p>
      <text:p text:style-name="P10">6. For above example size of <text:span text:style-name="T16">res</text:span>[] is even hence, Median = (<text:span text:style-name="T16">res</text:span>[4] + <text:span text:style-name="T16">res[</text:span>5])/2.<text:line-break/>Median = (2 + 3)/2 = 2.5 <text:span text:style-name="T11">(Note: Use double or float to calculate median</text:span><text:span text:style-name="T12">)</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monospace"/>
    <style:font-face style:name="OpenSans" svg:font-family="OpenSans, Arial, Helvetica, sans-serif"/>
    <style:font-face style:name="urw-din" svg:font-family="urw-din,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1T15:53:51.748000000</meta:creation-date>
    <dc:date>2022-01-11T20:46:58.638000000</dc:date>
    <meta:editing-duration>PT4H18M53S</meta:editing-duration>
    <meta:editing-cycles>14</meta:editing-cycles>
    <meta:generator>LibreOffice/7.1.8.1$Windows_X86_64 LibreOffice_project/e1f30c802c3269a1d052614453f260e49458c82c</meta:generator>
    <meta:document-statistic meta:table-count="0" meta:image-count="0" meta:object-count="0" meta:page-count="1" meta:paragraph-count="20" meta:word-count="355" meta:character-count="1656" meta:non-whitespace-character-count="1281"/>
  </office:meta>
</office:document-meta>
</file>